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3_idx" table:style-name="ta1"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</table:table>
      <table:table table:name="st3_noTR_idx" table:style-name="ta1"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</table:table>
      <table:table table:name="st3_TA" table:style-name="ta1">
        <table:table-column table:style-name="co1" table:default-cell-style-name="Default"/>
        <table:table-row table:style-name="ro1"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</table:table-row>
      </table:table>
      <table:table table:name="st3_TA_idx" table:style-name="ta1"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</table:table>
      <table:table table:name="st3_TB" table:style-name="ta1"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</table:table>
      <table:table table:name="st3_TB_idx" table:style-name="ta1">
        <table:table-column table:style-name="co1" table:default-cell-style-name="Default"/>
        <table:table-row table:style-name="ro1">
          <table:table-cell office:value-type="float" office:value="6.67" calcext:value-type="float">
            <text:p>6.67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</table:table-row>
      </table:table>
      <table:table table:name="st3_TR" table:style-name="ta1"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</table:table>
      <table:table table:name="other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_st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_exc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_sm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_smpp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_d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_dc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_dc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_dc3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ejaVu Sans" style:font-size-complex="10pt" style:language-complex="fa" style:country-complex="IR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23:06:28.708652148</meta:creation-date>
    <meta:generator>LibreOffice/7.3.7.2$Linux_X86_64 LibreOffice_project/30$Build-2</meta:generator>
    <dc:date>2025-01-14T23:21:14.898765236</dc:date>
    <meta:editing-duration>PT14M42S</meta:editing-duration>
    <meta:editing-cycles>7</meta:editing-cycles>
    <meta:document-statistic meta:table-count="8" meta:cell-count="44" meta:object-count="0"/>
  </office:meta>
</office:document-meta>
</file>